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1796fb" officeooo:paragraph-rsid="000c2577"/>
    </style:style>
    <style:style style:name="P11" style:family="paragraph" style:parent-style-name="Text_20_body">
      <style:text-properties officeooo:rsid="001796fb" officeooo:paragraph-rsid="001cd0a5"/>
    </style:style>
    <style:style style:name="P12" style:family="paragraph" style:parent-style-name="Text_20_body">
      <style:text-properties officeooo:rsid="00140416" officeooo:paragraph-rsid="00140416"/>
    </style:style>
    <style:style style:name="P13" style:family="paragraph" style:parent-style-name="Text_20_body">
      <style:text-properties officeooo:rsid="00178e6a" officeooo:paragraph-rsid="00178e6a"/>
    </style:style>
    <style:style style:name="P14" style:family="paragraph" style:parent-style-name="Text_20_body">
      <style:text-properties officeooo:rsid="00178e6a" officeooo:paragraph-rsid="001cd0a5"/>
    </style:style>
    <style:style style:name="P15" style:family="paragraph" style:parent-style-name="Text_20_body">
      <style:text-properties officeooo:rsid="0020ff12" officeooo:paragraph-rsid="0020ff12"/>
    </style:style>
    <style:style style:name="P16" style:family="paragraph" style:parent-style-name="Text_20_body">
      <style:text-properties officeooo:rsid="000f5a8d" officeooo:paragraph-rsid="000c2577"/>
    </style:style>
    <style:style style:name="P17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62ef1"/>
    </style:style>
    <style:style style:name="T7" style:family="text">
      <style:text-properties officeooo:rsid="000ab9eb"/>
    </style:style>
    <style:style style:name="T8" style:family="text">
      <style:text-properties officeooo:rsid="00094ea5"/>
    </style:style>
    <style:style style:name="T9" style:family="text">
      <style:text-properties officeooo:rsid="00096c0d"/>
    </style:style>
    <style:style style:name="T10" style:family="text">
      <style:text-properties officeooo:rsid="000675f8"/>
    </style:style>
    <style:style style:name="T11" style:family="text">
      <style:text-properties officeooo:rsid="000c2577"/>
    </style:style>
    <style:style style:name="T12" style:family="text">
      <style:text-properties officeooo:rsid="001bac9e"/>
    </style:style>
    <style:style style:name="T13" style:family="text">
      <style:text-properties officeooo:rsid="001dd2f2"/>
    </style:style>
    <style:style style:name="T14" style:family="text">
      <style:text-properties officeooo:rsid="001238b8"/>
    </style:style>
    <style:style style:name="T15" style:family="text">
      <style:text-properties officeooo:rsid="00146d8e"/>
    </style:style>
    <style:style style:name="T16" style:family="text">
      <style:text-properties officeooo:rsid="001fc135"/>
    </style:style>
    <style:style style:name="T17" style:family="text">
      <style:text-properties officeooo:rsid="001baf61"/>
    </style:style>
    <style:style style:name="T18" style:family="text">
      <style:text-properties officeooo:rsid="001cd0a5"/>
    </style:style>
    <style:style style:name="T19" style:family="text">
      <style:text-properties officeooo:rsid="0021421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6">Python </text:span><text:span text:style-name="T7">(avec Flask)</text:span><text:span text:style-name="T6">, </text:span><text:span text:style-name="T8">SQL </text:span><text:span text:style-name="T9">(avec dBeaver, </text:span>Postgres<text:span text:style-name="T9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0">js ? </text:span><text:span text:style-name="T11">Ou </text:span><text:span text:style-name="T6">Python </text:span><text:span text:style-name="T7">(avec Flask) ?</text:span></text:p>
      <text:p text:style-name="P9"/>
      <text:p text:style-name="P9"/>
      <text:p text:style-name="P9"/>
      <text:p text:style-name="P10"/>
      <text:p text:style-name="P11">Utilisateurs :image de profil, pfp top bar, paramètres, bouton logout, <text:s/>commentaires, <text:span text:style-name="T12">compte les vues </text:span><text:span text:style-name="T13">(si pas en session??)</text:span><text:span text:style-name="T12">, likes,</text:span></text:p>
      <text:p text:style-name="P11"><text:span text:style-name="T14">page utilisateurs : upload et gestion des vidéos si login </text:span>et possède serveur<text:span text:style-name="T14">, affichage des vidéos</text:span></text:p>
      <text:p text:style-name="P12">base.html → pour éviter de copier la barre <text:span text:style-name="T15">et hérité d’une base</text:span></text:p>
      <text:p text:style-name="P12">→ <text:span text:style-name="T16">remplacer le topbar.js par les blocks flask</text:span></text:p>
      <text:p text:style-name="P12"/>
      <text:p text:style-name="P13">database : </text:p>
      <text:p text:style-name="P13">- date d’upload originale des vidéos, et dernière update de vidéo</text:p>
      <text:p text:style-name="P13">- tableau playlist (watch later + historique+ custom…) relie video, user, nom playlist</text:p>
      <text:p text:style-name="P14">- <text:s/><text:span text:style-name="T17">abonnement</text:span><text:span text:style-name="T18">s</text:span></text:p>
      <text:p text:style-name="P13"/>
      <text:p text:style-name="P13"/>
      <text:p text:style-name="P13"/>
      <text:p text:style-name="P15"><text:soft-page-break/>likes : </text:p>
      <text:p text:style-name="P15">→ optimiser requete add_like_dislike</text:p>
      <text:p text:style-name="P15">→ changer bouton en chckbox, et la rendre propre (style css), <text:span text:style-name="T19">déjà coché si déjà liké</text:span></text:p>
      <text:p text:style-name="P15">→ <text:span text:style-name="T19">remove like</text:span></text:p>
      <text:p text:style-name="P16"/>
      <text:p text:style-name="P17">session secret ke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5-11-09T19:18:03.685000000</dc:date>
    <meta:editing-duration>P1DT9H28S</meta:editing-duration>
    <meta:editing-cycles>34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26" meta:word-count="221" meta:character-count="1405" meta:non-whitespace-character-count="1205"/>
  </office:meta>
</office:document-meta>
</file>